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6.529cm" fo:margin-left="0.249cm" table:align="left"/>
    </style:style>
    <style:style style:name="Taulukko1.A" style:family="table-column">
      <style:table-column-properties style:column-width="0.688cm"/>
    </style:style>
    <style:style style:name="Taulukko1.B" style:family="table-column">
      <style:table-column-properties style:column-width="2.263cm"/>
    </style:style>
    <style:style style:name="Taulukko1.1" style:family="table-row">
      <style:table-row-properties style:min-row-height="0.713cm"/>
    </style:style>
    <style:style style:name="Taulukko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ulukko1.B1" style:family="table-cell">
      <style:table-cell-properties fo:background-color="#99ccff"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00cccc" fo:padding="0.097cm" fo:border-left="0.05pt solid #000000" fo:border-right="none" fo:border-top="0.05pt solid #000000" fo:border-bottom="0.05pt solid #000000">
        <style:background-image/>
      </style:table-cell-properties>
    </style:style>
    <style:style style:name="Taulukko1.D1" style:family="table-cell">
      <style:table-cell-properties fo:background-color="#7da647" fo:padding="0.097cm" fo:border-left="0.05pt solid #000000" fo:border-right="none" fo:border-top="0.05pt solid #000000" fo:border-bottom="0.05pt solid #000000">
        <style:background-image/>
      </style:table-cell-properties>
    </style:style>
    <style:style style:name="Taulukko1.E1" style:family="table-cell">
      <style:table-cell-properties fo:background-color="#b3b300" fo:padding="0.097cm" fo:border-left="0.05pt solid #000000" fo:border-right="none" fo:border-top="0.05pt solid #000000" fo:border-bottom="0.05pt solid #000000">
        <style:background-image/>
      </style:table-cell-properties>
    </style:style>
    <style:style style:name="Taulukko1.F1" style:family="table-cell">
      <style:table-cell-properties fo:background-color="#e6ff00" fo:padding="0.097cm" fo:border-left="0.05pt solid #000000" fo:border-right="none" fo:border-top="0.05pt solid #000000" fo:border-bottom="0.05pt solid #000000">
        <style:background-image/>
      </style:table-cell-properties>
    </style:style>
    <style:style style:name="Taulukko1.G1" style:family="table-cell">
      <style:table-cell-properties fo:background-color="#ff950e" fo:padding="0.097cm" fo:border-left="0.05pt solid #000000" fo:border-right="none" fo:border-top="0.05pt solid #000000" fo:border-bottom="0.05pt solid #000000">
        <style:background-image/>
      </style:table-cell-properties>
    </style:style>
    <style:style style:name="Taulukko1.H1" style:family="table-cell">
      <style:table-cell-properties fo:background-color="#eb613d" fo:padding="0.097cm" fo:border="0.05pt solid #000000">
        <style:background-image/>
      </style:table-cell-properties>
    </style:style>
    <style:style style:name="Taulukko1.A2" style:family="table-cell">
      <style:table-cell-properties fo:background-color="#cccccc" fo:padding="0.097cm" fo:border-left="0.05pt solid #000000" fo:border-right="none" fo:border-top="none" fo:border-bottom="0.05pt solid #000000">
        <style:background-image/>
      </style:table-cell-properties>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none" fo:border-top="none" fo:border-bottom="0.05pt solid #000000"/>
    </style:style>
    <style:style style:name="Taulukko1.D2" style:family="table-cell">
      <style:table-cell-properties fo:padding="0.097cm" fo:border-left="0.05pt solid #000000" fo:border-right="none" fo:border-top="none" fo:border-bottom="0.05pt solid #000000"/>
    </style:style>
    <style:style style:name="Taulukko1.E2" style:family="table-cell">
      <style:table-cell-properties fo:padding="0.097cm" fo:border-left="0.05pt solid #000000" fo:border-right="none" fo:border-top="none" fo:border-bottom="0.05pt solid #000000"/>
    </style:style>
    <style:style style:name="Taulukko1.F2" style:family="table-cell">
      <style:table-cell-properties fo:padding="0.097cm" fo:border-left="0.05pt solid #000000" fo:border-right="none" fo:border-top="none" fo:border-bottom="0.05pt solid #000000"/>
    </style:style>
    <style:style style:name="Taulukko1.G2" style:family="table-cell">
      <style:table-cell-properties fo:padding="0.097cm" fo:border-left="0.05pt solid #000000" fo:border-right="none" fo:border-top="none" fo:border-bottom="0.05pt solid #000000"/>
    </style:style>
    <style:style style:name="Taulukko1.H2" style:family="table-cell">
      <style:table-cell-properties fo:padding="0.097cm" fo:border-left="0.05pt solid #000000" fo:border-right="0.05pt solid #000000"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none" fo:border-top="none" fo:border-bottom="0.05pt solid #000000"/>
    </style:style>
    <style:style style:name="Taulukko1.D3" style:family="table-cell">
      <style:table-cell-properties fo:padding="0.097cm" fo:border-left="0.05pt solid #000000" fo:border-right="none" fo:border-top="none" fo:border-bottom="0.05pt solid #000000"/>
    </style:style>
    <style:style style:name="Taulukko1.E3" style:family="table-cell">
      <style:table-cell-properties fo:padding="0.097cm" fo:border-left="0.05pt solid #000000" fo:border-right="none" fo:border-top="none" fo:border-bottom="0.05pt solid #000000"/>
    </style:style>
    <style:style style:name="Taulukko1.F3" style:family="table-cell">
      <style:table-cell-properties fo:padding="0.097cm" fo:border-left="0.05pt solid #000000" fo:border-right="none" fo:border-top="none" fo:border-bottom="0.05pt solid #000000"/>
    </style:style>
    <style:style style:name="Taulukko1.G3" style:family="table-cell">
      <style:table-cell-properties fo:padding="0.097cm" fo:border-left="0.05pt solid #000000" fo:border-right="none" fo:border-top="none" fo:border-bottom="0.05pt solid #000000"/>
    </style:style>
    <style:style style:name="Taulukko1.H3" style:family="table-cell">
      <style:table-cell-properties fo:padding="0.097cm" fo:border-left="0.05pt solid #000000" fo:border-right="0.05pt solid #000000"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none" fo:border-top="none" fo:border-bottom="0.05pt solid #000000"/>
    </style:style>
    <style:style style:name="Taulukko1.D4" style:family="table-cell">
      <style:table-cell-properties fo:padding="0.097cm" fo:border-left="0.05pt solid #000000" fo:border-right="none" fo:border-top="none" fo:border-bottom="0.05pt solid #000000"/>
    </style:style>
    <style:style style:name="Taulukko1.E4" style:family="table-cell">
      <style:table-cell-properties fo:padding="0.097cm" fo:border-left="0.05pt solid #000000" fo:border-right="none" fo:border-top="none" fo:border-bottom="0.05pt solid #000000"/>
    </style:style>
    <style:style style:name="Taulukko1.F4" style:family="table-cell">
      <style:table-cell-properties fo:padding="0.097cm" fo:border-left="0.05pt solid #000000" fo:border-right="none" fo:border-top="none" fo:border-bottom="0.05pt solid #000000"/>
    </style:style>
    <style:style style:name="Taulukko1.G4" style:family="table-cell">
      <style:table-cell-properties fo:padding="0.097cm" fo:border-left="0.05pt solid #000000" fo:border-right="none" fo:border-top="none" fo:border-bottom="0.05pt solid #000000"/>
    </style:style>
    <style:style style:name="Taulukko1.H4" style:family="table-cell">
      <style:table-cell-properties fo:padding="0.097cm" fo:border-left="0.05pt solid #000000" fo:border-right="0.05pt solid #000000"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none" fo:border-top="none" fo:border-bottom="0.05pt solid #000000"/>
    </style:style>
    <style:style style:name="Taulukko1.D5" style:family="table-cell">
      <style:table-cell-properties fo:padding="0.097cm" fo:border-left="0.05pt solid #000000" fo:border-right="none" fo:border-top="none" fo:border-bottom="0.05pt solid #000000"/>
    </style:style>
    <style:style style:name="Taulukko1.E5" style:family="table-cell">
      <style:table-cell-properties fo:padding="0.097cm" fo:border-left="0.05pt solid #000000" fo:border-right="none" fo:border-top="none" fo:border-bottom="0.05pt solid #000000"/>
    </style:style>
    <style:style style:name="Taulukko1.F5" style:family="table-cell">
      <style:table-cell-properties fo:padding="0.097cm" fo:border-left="0.05pt solid #000000" fo:border-right="none" fo:border-top="none" fo:border-bottom="0.05pt solid #000000"/>
    </style:style>
    <style:style style:name="Taulukko1.G5" style:family="table-cell">
      <style:table-cell-properties fo:padding="0.097cm" fo:border-left="0.05pt solid #000000" fo:border-right="none" fo:border-top="none" fo:border-bottom="0.05pt solid #000000"/>
    </style:style>
    <style:style style:name="Taulukko1.H5" style:family="table-cell">
      <style:table-cell-properties fo:padding="0.097cm" fo:border-left="0.05pt solid #000000" fo:border-right="0.05pt solid #000000"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none" fo:border-top="none" fo:border-bottom="0.05pt solid #000000"/>
    </style:style>
    <style:style style:name="Taulukko1.D6" style:family="table-cell">
      <style:table-cell-properties fo:padding="0.097cm" fo:border-left="0.05pt solid #000000" fo:border-right="none" fo:border-top="none" fo:border-bottom="0.05pt solid #000000"/>
    </style:style>
    <style:style style:name="Taulukko1.E6" style:family="table-cell">
      <style:table-cell-properties fo:padding="0.097cm" fo:border-left="0.05pt solid #000000" fo:border-right="none" fo:border-top="none" fo:border-bottom="0.05pt solid #000000"/>
    </style:style>
    <style:style style:name="Taulukko1.F6" style:family="table-cell">
      <style:table-cell-properties fo:padding="0.097cm" fo:border-left="0.05pt solid #000000" fo:border-right="none" fo:border-top="none" fo:border-bottom="0.05pt solid #000000"/>
    </style:style>
    <style:style style:name="Taulukko1.G6" style:family="table-cell">
      <style:table-cell-properties fo:padding="0.097cm" fo:border-left="0.05pt solid #000000" fo:border-right="none" fo:border-top="none" fo:border-bottom="0.05pt solid #000000"/>
    </style:style>
    <style:style style:name="Taulukko1.H6" style:family="table-cell">
      <style:table-cell-properties fo:padding="0.097cm" fo:border-left="0.05pt solid #000000" fo:border-right="0.05pt solid #000000" fo:border-top="none" fo:border-bottom="0.05pt solid #000000"/>
    </style:style>
    <style:style style:name="Taulukko1.B7" style:family="table-cell">
      <style:table-cell-properties fo:background-color="#b3b3b3" fo:padding="0.097cm" fo:border-left="0.05pt solid #000000" fo:border-right="none" fo:border-top="none" fo:border-bottom="0.05pt solid #000000">
        <style:background-image/>
      </style:table-cell-properties>
    </style:style>
    <style:style style:name="Taulukko1.H7" style:family="table-cell">
      <style:table-cell-properties fo:background-color="#b3b3b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Calibri" officeooo:paragraph-rsid="001c1c39"/>
    </style:style>
    <style:style style:name="P2" style:family="paragraph" style:parent-style-name="Standard">
      <style:text-properties style:font-name="Calibri" fo:font-size="13pt" fo:font-weight="bold" officeooo:paragraph-rsid="001c1c39" style:font-size-asian="13pt" style:font-weight-asian="bold" style:font-size-complex="13pt" style:font-weight-complex="bold"/>
    </style:style>
    <style:style style:name="P3" style:family="paragraph" style:parent-style-name="Standard">
      <style:text-properties style:font-name="Calibri" officeooo:paragraph-rsid="001cc444"/>
    </style:style>
    <style:style style:name="P4" style:family="paragraph" style:parent-style-name="Standard">
      <style:text-properties style:font-name="Calibri" officeooo:paragraph-rsid="001e08bd"/>
    </style:style>
    <style:style style:name="P5" style:family="paragraph" style:parent-style-name="Standard">
      <style:paragraph-properties fo:text-align="start" style:justify-single-word="false"/>
      <style:text-properties style:font-name="Calibri" officeooo:paragraph-rsid="001cc444"/>
    </style:style>
    <style:style style:name="P6" style:family="paragraph" style:parent-style-name="Table_20_Contents">
      <style:text-properties style:font-name="Calibri"/>
    </style:style>
    <style:style style:name="P7" style:family="paragraph" style:parent-style-name="Table_20_Contents">
      <style:text-properties style:font-name="Calibri" officeooo:paragraph-rsid="001cc444"/>
    </style:style>
    <style:style style:name="P8" style:family="paragraph" style:parent-style-name="Table_20_Contents">
      <style:text-properties style:font-name="Calibri" fo:font-style="italic" officeooo:paragraph-rsid="001cc444" style:font-style-asian="italic" style:font-style-complex="italic"/>
    </style:style>
    <style:style style:name="P9" style:family="paragraph" style:parent-style-name="Table_20_Contents">
      <style:text-properties fo:color="#579d1c" style:font-name="Calibri" fo:font-weight="bold" officeooo:paragraph-rsid="001cc444" style:font-weight-asian="bold" style:font-weight-complex="bold"/>
    </style:style>
    <style:style style:name="P10" style:family="paragraph" style:parent-style-name="Table_20_Contents">
      <style:text-properties fo:color="#579d1c" style:font-name="Calibri" fo:font-style="italic" fo:font-weight="bold" officeooo:paragraph-rsid="001cc444" style:font-style-asian="italic" style:font-weight-asian="bold" style:font-style-complex="italic" style:font-weight-complex="bold"/>
    </style:style>
    <style:style style:name="P11" style:family="paragraph" style:parent-style-name="Table_20_Contents">
      <style:text-properties fo:color="#7e0021" style:font-name="Calibri" fo:font-style="italic" fo:font-weight="bold" officeooo:paragraph-rsid="001cc444" style:font-style-asian="italic" style:font-weight-asian="bold" style:font-style-complex="italic" style:font-weight-complex="bold"/>
    </style:style>
    <style:style style:name="T1" style:family="text">
      <style:text-properties officeooo:rsid="001c1c39"/>
    </style:style>
    <style:style style:name="T2" style:family="text">
      <style:text-properties officeooo:rsid="001cc444"/>
    </style:style>
    <style:style style:name="T3" style:family="text">
      <style:text-properties officeooo:rsid="001e08bd"/>
    </style:style>
    <style:style style:name="T4" style:family="text">
      <style:text-properties fo:font-weight="bold" officeooo:rsid="001cc444" style:font-weight-asian="bold" style:font-weight-complex="bold"/>
    </style:style>
    <style:style style:name="T5" style:family="text">
      <style:text-properties fo:color="#99ccff" fo:font-weight="bold" officeooo:rsid="001cc444" style:font-weight-asian="bold" style:font-weight-complex="bold"/>
    </style:style>
    <style:style style:name="T6" style:family="text">
      <style:text-properties fo:color="#00cccc" officeooo:rsid="001cc444"/>
    </style:style>
    <style:style style:name="T7" style:family="text">
      <style:text-properties fo:color="#00cccc" fo:font-weight="bold" officeooo:rsid="001cc444" style:font-weight-asian="bold" style:font-weight-complex="bold"/>
    </style:style>
    <style:style style:name="T8" style:family="text">
      <style:text-properties fo:color="#7da647" officeooo:rsid="001cc444"/>
    </style:style>
    <style:style style:name="T9" style:family="text">
      <style:text-properties fo:color="#7da647" fo:font-weight="bold" officeooo:rsid="001cc444" style:font-weight-asian="bold" style:font-weight-complex="bold"/>
    </style:style>
    <style:style style:name="T10" style:family="text">
      <style:text-properties fo:color="#b3b300" officeooo:rsid="001cc444"/>
    </style:style>
    <style:style style:name="T11" style:family="text">
      <style:text-properties fo:color="#b3b300" fo:font-weight="bold" officeooo:rsid="001cc444" style:font-weight-asian="bold" style:font-weight-complex="bold"/>
    </style:style>
    <style:style style:name="T12" style:family="text">
      <style:text-properties fo:color="#e6ff00" officeooo:rsid="001cc444"/>
    </style:style>
    <style:style style:name="T13" style:family="text">
      <style:text-properties fo:color="#e6ff00" fo:font-weight="bold" officeooo:rsid="001cc444" style:font-weight-asian="bold" style:font-weight-complex="bold"/>
    </style:style>
    <style:style style:name="T14" style:family="text">
      <style:text-properties fo:color="#ff950e" officeooo:rsid="001cc444"/>
    </style:style>
    <style:style style:name="T15" style:family="text">
      <style:text-properties fo:color="#ff950e" fo:font-weight="bold" officeooo:rsid="001cc444" style:font-weight-asian="bold" style:font-weight-complex="bold"/>
    </style:style>
    <style:style style:name="T16" style:family="text">
      <style:text-properties fo:color="#eb613d" officeooo:rsid="001cc444"/>
    </style:style>
    <style:style style:name="T17" style:family="text">
      <style:text-properties fo:color="#eb613d" fo:font-weight="bold" officeooo:rsid="001cc444" style:font-weight-asian="bold" style:font-weight-complex="bold"/>
    </style:style>
    <style:style style:name="T18" style:family="text">
      <style:text-properties officeooo:rsid="001ff8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stausdokumentti</text:span></text:p>
      <text:p text:style-name="P1"><text:span text:style-name="T1"/></text:p>
      <text:p text:style-name="P1"><text:span text:style-name="T1">Tekoälyn visuaalisen esityksen testauksen tein käsin, sillä sitä oli vaikea lähestyä automatisoiduilla testeillä. Varhaisessa vaiheessa, aivan tekoälyn ja pelin integraation alussa, oli tärkeää varmistaa että näytöllä näkyvät siirrot olivat todella samoja kuin keosta haetut parhaat siirrot. Testasin tätä tulostamalla valitun Siirto-olion tekstiesityksen (siirron x-koordinaatti, kiertojen määrä, korkeus) ja muodostelman todelliset lopulliset koordinaatit, sekä pysäyttämällä pelin jokaisen siirron jälkeen ja tarkastamalla että siirto oli toteutettu oikein. Ensin tässä oli merkittäviä ongelmia, erityisesti kier</text:span><text:span text:style-name="T3">toje</text:span><text:span text:style-name="T1">n määrien suhteen, mutta yksi kerrallaan sain nämä bugit poistettua koodista, kunnes aiottu siirto ja todellinen siirto olivat identtiset sekä koordinaattien että kiertojen määrän kohdalla.</text:span></text:p>
      <text:p text:style-name="P1"><text:span text:style-name="T1"/></text:p>
      <text:p text:style-name="P1"><text:span text:style-name="T1">Tämä jälkeen manuaalinen testaus oli pääasiassa tekoälyn heuristiikan optimoimista. </text:span><text:span text:style-name="T2">Koetin määrittää mahdollisimman tehokkaan kaavan siirron arvon laskemiseen etsimällä sen parametreille parhaat painosuhteet. </text:span><text:span text:style-name="T1">Tätä varten ajoin ohjelman useita kertoja erilaisilla asetuksilla ja keräsin </text:span><text:span text:style-name="T2">jokaisen ajon lopullisen rivien määrän ylös</text:span><text:span text:style-name="T1">. </text:span><text:span text:style-name="T18">Kaikki ajot tehtiin alkunopeudella 5. </text:span><text:span text:style-name="T2">Tähän taulukkoon on kerätty viiden peräkkäisen ajon rivimäärät ja niiden keskiarvot.</text:span></text:p>
      <table:table table:name="Taulukko1" table:style-name="Taulukko1">
        <table:table-column table:style-name="Taulukko1.A"/>
        <table:table-column table:style-name="Taulukko1.B" table:number-columns-repeated="7"/>
        <table:table-row table:style-name="Taulukko1.1">
          <table:table-cell table:style-name="Taulukko1.A1" office:value-type="string">
            <text:p text:style-name="P6"/>
          </table:table-cell>
          <table:table-cell table:style-name="Taulukko1.B1" office:value-type="string">
            <text:p text:style-name="P7"><text:span text:style-name="T2">A</text:span></text:p>
          </table:table-cell>
          <table:table-cell table:style-name="Taulukko1.C1" office:value-type="string">
            <text:p text:style-name="P7"><text:span text:style-name="T2">B</text:span></text:p>
          </table:table-cell>
          <table:table-cell table:style-name="Taulukko1.D1" office:value-type="string">
            <text:p text:style-name="P7"><text:span text:style-name="T2">C</text:span></text:p>
          </table:table-cell>
          <table:table-cell table:style-name="Taulukko1.E1" office:value-type="string">
            <text:p text:style-name="P7"><text:span text:style-name="T2">D</text:span></text:p>
          </table:table-cell>
          <table:table-cell table:style-name="Taulukko1.F1" office:value-type="string">
            <text:p text:style-name="P7"><text:span text:style-name="T2">E</text:span></text:p>
          </table:table-cell>
          <table:table-cell table:style-name="Taulukko1.G1" office:value-type="string">
            <text:p text:style-name="P7"><text:span text:style-name="T2">F</text:span></text:p>
          </table:table-cell>
          <table:table-cell table:style-name="Taulukko1.H1" office:value-type="string">
            <text:p text:style-name="P7"><text:span text:style-name="T2">G</text:span></text:p>
          </table:table-cell>
        </table:table-row>
        <table:table-row table:style-name="Taulukko1.1">
          <table:table-cell table:style-name="Taulukko1.A2" office:value-type="string">
            <text:p text:style-name="P7"><text:span text:style-name="T2">1</text:span></text:p>
          </table:table-cell>
          <table:table-cell table:style-name="Taulukko1.B2" office:value-type="string">
            <text:p text:style-name="P7"><text:span text:style-name="T2">34</text:span></text:p>
          </table:table-cell>
          <table:table-cell table:style-name="Taulukko1.C2" office:value-type="string">
            <text:p text:style-name="P7"><text:span text:style-name="T2">344</text:span></text:p>
          </table:table-cell>
          <table:table-cell table:style-name="Taulukko1.D2" office:value-type="string">
            <text:p text:style-name="P7"><text:span text:style-name="T2">213</text:span></text:p>
          </table:table-cell>
          <table:table-cell table:style-name="Taulukko1.E6" office:value-type="string">
            <text:p text:style-name="P7"><text:span text:style-name="T2">462</text:span></text:p>
          </table:table-cell>
          <table:table-cell table:style-name="Taulukko1.F2" office:value-type="string">
            <text:p text:style-name="P7"><text:span text:style-name="T2">157</text:span></text:p>
          </table:table-cell>
          <table:table-cell table:style-name="Taulukko1.G2" office:value-type="string">
            <text:p text:style-name="P7"><text:span text:style-name="T2">555</text:span></text:p>
          </table:table-cell>
          <table:table-cell table:style-name="Taulukko1.H2" office:value-type="string">
            <text:p text:style-name="P7"><text:span text:style-name="T2">130</text:span></text:p>
          </table:table-cell>
        </table:table-row>
        <table:table-row table:style-name="Taulukko1.1">
          <table:table-cell table:style-name="Taulukko1.A2" office:value-type="string">
            <text:p text:style-name="P7"><text:span text:style-name="T2">2</text:span></text:p>
          </table:table-cell>
          <table:table-cell table:style-name="Taulukko1.B3" office:value-type="string">
            <text:p text:style-name="P11"><text:span text:style-name="T2">15</text:span></text:p>
          </table:table-cell>
          <table:table-cell table:style-name="Taulukko1.C3" office:value-type="string">
            <text:p text:style-name="P7"><text:span text:style-name="T2">145</text:span></text:p>
          </table:table-cell>
          <table:table-cell table:style-name="Taulukko1.D3" office:value-type="string">
            <text:p text:style-name="P7"><text:span text:style-name="T2">81</text:span></text:p>
          </table:table-cell>
          <table:table-cell table:style-name="Taulukko1.E6" office:value-type="string">
            <text:p text:style-name="P7"><text:span text:style-name="T2">158</text:span></text:p>
          </table:table-cell>
          <table:table-cell table:style-name="Taulukko1.F3" office:value-type="string">
            <text:p text:style-name="P7"><text:span text:style-name="T2">151</text:span></text:p>
          </table:table-cell>
          <table:table-cell table:style-name="Taulukko1.G3" office:value-type="string">
            <text:p text:style-name="P7"><text:span text:style-name="T2">226</text:span></text:p>
          </table:table-cell>
          <table:table-cell table:style-name="Taulukko1.H3" office:value-type="string">
            <text:p text:style-name="P7"><text:span text:style-name="T2">290</text:span></text:p>
          </table:table-cell>
        </table:table-row>
        <table:table-row table:style-name="Taulukko1.1">
          <table:table-cell table:style-name="Taulukko1.A2" office:value-type="string">
            <text:p text:style-name="P7"><text:span text:style-name="T2">3</text:span></text:p>
          </table:table-cell>
          <table:table-cell table:style-name="Taulukko1.B4" office:value-type="string">
            <text:p text:style-name="P7"><text:span text:style-name="T2">16</text:span></text:p>
          </table:table-cell>
          <table:table-cell table:style-name="Taulukko1.C4" office:value-type="string">
            <text:p text:style-name="P7"><text:span text:style-name="T2">48</text:span></text:p>
          </table:table-cell>
          <table:table-cell table:style-name="Taulukko1.D4" office:value-type="string">
            <text:p text:style-name="P7"><text:span text:style-name="T2">85</text:span></text:p>
          </table:table-cell>
          <table:table-cell table:style-name="Taulukko1.E6" office:value-type="string">
            <text:p text:style-name="P7"><text:span text:style-name="T2">210</text:span></text:p>
          </table:table-cell>
          <table:table-cell table:style-name="Taulukko1.F4" office:value-type="string">
            <text:p text:style-name="P7"><text:span text:style-name="T2">261</text:span></text:p>
          </table:table-cell>
          <table:table-cell table:style-name="Taulukko1.G4" office:value-type="string">
            <text:p text:style-name="P7"><text:span text:style-name="T2">78</text:span></text:p>
          </table:table-cell>
          <table:table-cell table:style-name="Taulukko1.H4" office:value-type="string">
            <text:p text:style-name="P7"><text:span text:style-name="T2">149</text:span></text:p>
          </table:table-cell>
        </table:table-row>
        <table:table-row table:style-name="Taulukko1.1">
          <table:table-cell table:style-name="Taulukko1.A2" office:value-type="string">
            <text:p text:style-name="P7"><text:span text:style-name="T2">4</text:span></text:p>
          </table:table-cell>
          <table:table-cell table:style-name="Taulukko1.B5" office:value-type="string">
            <text:p text:style-name="P7"><text:span text:style-name="T2">18</text:span></text:p>
          </table:table-cell>
          <table:table-cell table:style-name="Taulukko1.C5" office:value-type="string">
            <text:p text:style-name="P7"><text:span text:style-name="T2">226</text:span></text:p>
          </table:table-cell>
          <table:table-cell table:style-name="Taulukko1.D5" office:value-type="string">
            <text:p text:style-name="P7"><text:span text:style-name="T2">91</text:span></text:p>
          </table:table-cell>
          <table:table-cell table:style-name="Taulukko1.E6" office:value-type="string">
            <text:p text:style-name="P7"><text:span text:style-name="T2">139</text:span></text:p>
          </table:table-cell>
          <table:table-cell table:style-name="Taulukko1.F5" office:value-type="string">
            <text:p text:style-name="P9"><text:span text:style-name="T2">570</text:span></text:p>
          </table:table-cell>
          <table:table-cell table:style-name="Taulukko1.G5" office:value-type="string">
            <text:p text:style-name="P7"><text:span text:style-name="T2">165</text:span></text:p>
          </table:table-cell>
          <table:table-cell table:style-name="Taulukko1.H5" office:value-type="string">
            <text:p text:style-name="P7"><text:span text:style-name="T2">-</text:span></text:p>
          </table:table-cell>
        </table:table-row>
        <table:table-row table:style-name="Taulukko1.1">
          <table:table-cell table:style-name="Taulukko1.A2" office:value-type="string">
            <text:p text:style-name="P7"><text:span text:style-name="T2">5</text:span></text:p>
          </table:table-cell>
          <table:table-cell table:style-name="Taulukko1.B6" office:value-type="string">
            <text:p text:style-name="P7"><text:span text:style-name="T2">16</text:span></text:p>
          </table:table-cell>
          <table:table-cell table:style-name="Taulukko1.C6" office:value-type="string">
            <text:p text:style-name="P7"><text:span text:style-name="T2">186</text:span></text:p>
          </table:table-cell>
          <table:table-cell table:style-name="Taulukko1.D6" office:value-type="string">
            <text:p text:style-name="P7"><text:span text:style-name="T2">469</text:span></text:p>
          </table:table-cell>
          <table:table-cell table:style-name="Taulukko1.E6" office:value-type="string">
            <text:p text:style-name="P7"><text:span text:style-name="T2">141</text:span></text:p>
          </table:table-cell>
          <table:table-cell table:style-name="Taulukko1.F6" office:value-type="string">
            <text:p text:style-name="P7"><text:span text:style-name="T2">140</text:span></text:p>
          </table:table-cell>
          <table:table-cell table:style-name="Taulukko1.G6" office:value-type="string">
            <text:p text:style-name="P7"><text:span text:style-name="T2">190</text:span></text:p>
          </table:table-cell>
          <table:table-cell table:style-name="Taulukko1.H6" office:value-type="string">
            <text:p text:style-name="P7"><text:span text:style-name="T2">-</text:span></text:p>
          </table:table-cell>
        </table:table-row>
        <table:table-row table:style-name="Taulukko1.1">
          <table:table-cell table:style-name="Taulukko1.A2" office:value-type="string">
            <text:p text:style-name="P7"><text:span text:style-name="T2">KA</text:span></text:p>
          </table:table-cell>
          <table:table-cell table:style-name="Taulukko1.B7" office:value-type="string">
            <text:p text:style-name="P11"><text:span text:style-name="T2">19,8</text:span></text:p>
          </table:table-cell>
          <table:table-cell table:style-name="Taulukko1.B7" office:value-type="string">
            <text:p text:style-name="P8"><text:span text:style-name="T2">189,8</text:span></text:p>
          </table:table-cell>
          <table:table-cell table:style-name="Taulukko1.B7" office:value-type="string">
            <text:p text:style-name="P8"><text:span text:style-name="T2">187,8</text:span></text:p>
          </table:table-cell>
          <table:table-cell table:style-name="Taulukko1.B7" office:value-type="string">
            <text:p text:style-name="P8"><text:span text:style-name="T2">222</text:span></text:p>
          </table:table-cell>
          <table:table-cell table:style-name="Taulukko1.B7" office:value-type="string">
            <text:p text:style-name="P10"><text:span text:style-name="T2">255,8</text:span></text:p>
          </table:table-cell>
          <table:table-cell table:style-name="Taulukko1.B7" office:value-type="string">
            <text:p text:style-name="P8"><text:span text:style-name="T2">242,8</text:span></text:p>
          </table:table-cell>
          <table:table-cell table:style-name="Taulukko1.H7" office:value-type="string">
            <text:p text:style-name="P8"><text:span text:style-name="T2">189,7</text:span></text:p>
          </table:table-cell>
        </table:table-row>
      </table:table>
      <text:p text:style-name="P1"><text:span text:style-name="T1"/></text:p>
      <text:p text:style-name="P5"><text:span text:style-name="T5">A</text:span><text:span text:style-name="T2">: täysistä riveistä +10 pistettä, koloista -5 pistettä kustakin</text:span></text:p>
      <text:p text:style-name="P5"><text:span text:style-name="T7">B</text:span><text:span text:style-name="T2">: täysistä riveistä +10 pistettä, koloista -2 pistettä kustakin</text:span></text:p>
      <text:p text:style-name="P5"><text:span text:style-name="T9">C</text:span><text:span text:style-name="T2">: täysistä riveistä +5 pistettä, koloista -2 pistettä kustakin</text:span></text:p>
      <text:p text:style-name="P5"><text:span text:style-name="T11">D</text:span><text:span text:style-name="T2">: ei painoja – rivit +1 piste, kolot -1 piste</text:span></text:p>
      <text:p text:style-name="P5"><text:span text:style-name="T13">E</text:span><text:span text:style-name="T2">: täysistä riveistä +2 pistettä, koloista -1 piste kustakin</text:span></text:p>
      <text:p text:style-name="P5"><text:span text:style-name="T15">F</text:span><text:span text:style-name="T2">: täysistä riveistä +10 pistettä, koloista -1 piste</text:span></text:p>
      <text:p text:style-name="P5"><text:span text:style-name="T17">G</text:span><text:span text:style-name="T2">: ei kolojen tarkistusta</text:span></text:p>
      <text:p text:style-name="P3"><text:span text:style-name="T2"/></text:p>
      <text:p text:style-name="P3"><text:span text:style-name="T2">Näistä valitsin kolme parasta sääntösettiä – E:n, F:n ja D:n – lisätestattavaksi, ja ajoin ne vielä joitakin kertoja ja vertasin tuloksia keskenään. Sääntösetillä E tulokset olivat tasaisimpia, joten valitsin sen lopullisen heuristiikan säännöiksi. Toistaiseksi se on päässyt ennätyksenään </text:span><text:span text:style-name="T18">1447</text:span><text:span text:style-name="T2"> riviin asti.</text:span></text:p>
      <text:p text:style-name="P3"><text:span text:style-name="T2"/></text:p>
      <text:p text:style-name="P3"><text:span text:style-name="T2">Lisäksi vertasin tekoälyn saamia tuloksia kahden ihmispelaajan keskiarvoisiin tuloksiin pelissä. Toisen pelaajan keskiarvoinen tulos oli 112, ja toisen 44. En valitettavasti ehtinyt rekrytoida enempää verrokkipelaajia, mutta tämänhetkisen tulosten perusteella voitaneen sanoa, että tekoäly pärjää pelissä huomattavasti keskivertoa ihmispelaajaa paremmin.</text:span></text:p>
      <text:p text:style-name="P3"><text:span text:style-name="T2"/></text:p>
      <text:p text:style-name="P4"><text:span text:style-name="T3">Manuaalisessa testauksessa pelistä löytyi myös bugi, joka lopettaa pelin liian aikaisin. Tämä johtuu siitä, että tekoälyn käsitellessä muodostelmia se saattaa tiputtaa niitä tai kiertää niitä siten, että ne osuvat ruudun yläläitaan ja ylimpiin palikoihin yhtä aikaa. Valitettavasti minulla ei ollut tarpeeksi aikaa selvittää, miten ongelman voisi korjata, joten se esiintyy vielä lopullisessa palautukses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4T18:46:47.19</meta:creation-date>
    <dc:date>2013-06-14T19:45:25.92</dc:date>
    <meta:editing-duration>PT23M54S</meta:editing-duration>
    <meta:editing-cycles>2</meta:editing-cycles>
    <meta:generator>LibreOffice/3.6$Windows_x86 LibreOffice_project/2ef5aff-a6fb0ff-166bdff-cf087ad-0f1389</meta:generator>
    <meta:document-statistic meta:table-count="1" meta:image-count="0" meta:object-count="0" meta:page-count="1" meta:paragraph-count="68" meta:word-count="394" meta:character-count="2857" meta:non-whitespace-character-count="2857"/>
  </office:meta>
</office:document-meta>
</file>